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ILUT" table:style-name="ta1">
        <table:shapes>
          <draw:frame draw:z-index="0" draw:style-name="gr1" svg:width="8.5047in" svg:height="6.222in" svg:x="10.1508in" svg:y="0.1886in">
            <draw:object draw:notify-on-update-of-ranges="SPILUT.A1:SPILUT.A56 SPILUT.N44:SPILUT.N44 SPILUT.B1:SPILUT.B56 SPILUT.G2:SPILUT.G30 SPILUT.O44:SPILUT.O44 SPILUT.H2:SPILUT.H30 SPILUT.D2:SPILUT.D75 SPILUT.M44:SPILUT.M44 SPILUT.E2:SPILUT.E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278007">
            <text:p>0.278007</text:p>
          </table:table-cell>
          <table:table-cell/>
          <table:table-cell table:style-name="ce1" office:value-type="string">
            <text:p>MCSA 1000</text:p>
          </table:table-cell>
          <table:table-cell table:number-columns-repeated="2"/>
          <table:table-cell table:style-name="ce1" office:value-type="string">
            <text:p>MCSA 1000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417">
            <text:p>0.14417</text:p>
          </table:table-cell>
          <table:table-cell/>
          <table:table-cell office:value-type="float" office:value="1">
            <text:p>1</text:p>
          </table:table-cell>
          <table:table-cell office:value-type="float" office:value="0.367444">
            <text:p>0.367444</text:p>
          </table:table-cell>
          <table:table-cell/>
          <table:table-cell office:value-type="float" office:value="1">
            <text:p>1</text:p>
          </table:table-cell>
          <table:table-cell office:value-type="float" office:value="0.249922">
            <text:p>0.24992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86469">
            <text:p>0.0786469</text:p>
          </table:table-cell>
          <table:table-cell/>
          <table:table-cell office:value-type="float" office:value="2">
            <text:p>2</text:p>
          </table:table-cell>
          <table:table-cell office:value-type="float" office:value="0.399564">
            <text:p>0.399564</text:p>
          </table:table-cell>
          <table:table-cell/>
          <table:table-cell office:value-type="float" office:value="2">
            <text:p>2</text:p>
          </table:table-cell>
          <table:table-cell office:value-type="float" office:value="0.138509">
            <text:p>0.13850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52007">
            <text:p>0.0552007</text:p>
          </table:table-cell>
          <table:table-cell/>
          <table:table-cell office:value-type="float" office:value="3">
            <text:p>3</text:p>
          </table:table-cell>
          <table:table-cell office:value-type="float" office:value="0.247536">
            <text:p>0.247536</text:p>
          </table:table-cell>
          <table:table-cell/>
          <table:table-cell office:value-type="float" office:value="3">
            <text:p>3</text:p>
          </table:table-cell>
          <table:table-cell office:value-type="float" office:value="0.0770242">
            <text:p>0.077024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79404">
            <text:p>0.0479404</text:p>
          </table:table-cell>
          <table:table-cell/>
          <table:table-cell office:value-type="float" office:value="4">
            <text:p>4</text:p>
          </table:table-cell>
          <table:table-cell office:value-type="float" office:value="0.194364">
            <text:p>0.194364</text:p>
          </table:table-cell>
          <table:table-cell/>
          <table:table-cell office:value-type="float" office:value="4">
            <text:p>4</text:p>
          </table:table-cell>
          <table:table-cell office:value-type="float" office:value="0.0527661">
            <text:p>0.052766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0737">
            <text:p>0.040737</text:p>
          </table:table-cell>
          <table:table-cell/>
          <table:table-cell office:value-type="float" office:value="5">
            <text:p>5</text:p>
          </table:table-cell>
          <table:table-cell office:value-type="float" office:value="0.165504">
            <text:p>0.165504</text:p>
          </table:table-cell>
          <table:table-cell/>
          <table:table-cell office:value-type="float" office:value="5">
            <text:p>5</text:p>
          </table:table-cell>
          <table:table-cell office:value-type="float" office:value="0.040338">
            <text:p>0.04033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20932">
            <text:p>0.0220932</text:p>
          </table:table-cell>
          <table:table-cell/>
          <table:table-cell office:value-type="float" office:value="6">
            <text:p>6</text:p>
          </table:table-cell>
          <table:table-cell office:value-type="float" office:value="0.135457">
            <text:p>0.135457</text:p>
          </table:table-cell>
          <table:table-cell/>
          <table:table-cell office:value-type="float" office:value="6">
            <text:p>6</text:p>
          </table:table-cell>
          <table:table-cell office:value-type="float" office:value="0.0281797">
            <text:p>0.028179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74908">
            <text:p>0.0174908</text:p>
          </table:table-cell>
          <table:table-cell/>
          <table:table-cell office:value-type="float" office:value="7">
            <text:p>7</text:p>
          </table:table-cell>
          <table:table-cell office:value-type="float" office:value="0.114121">
            <text:p>0.114121</text:p>
          </table:table-cell>
          <table:table-cell/>
          <table:table-cell office:value-type="float" office:value="7">
            <text:p>7</text:p>
          </table:table-cell>
          <table:table-cell office:value-type="float" office:value="0.0195374">
            <text:p>0.0195374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06282">
            <text:p>0.0106282</text:p>
          </table:table-cell>
          <table:table-cell/>
          <table:table-cell office:value-type="float" office:value="8">
            <text:p>8</text:p>
          </table:table-cell>
          <table:table-cell office:value-type="float" office:value="0.0942477">
            <text:p>0.0942477</text:p>
          </table:table-cell>
          <table:table-cell/>
          <table:table-cell office:value-type="float" office:value="8">
            <text:p>8</text:p>
          </table:table-cell>
          <table:table-cell office:value-type="float" office:value="0.0141689">
            <text:p>0.014168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802279">
            <text:p>0.00802279</text:p>
          </table:table-cell>
          <table:table-cell/>
          <table:table-cell office:value-type="float" office:value="9">
            <text:p>9</text:p>
          </table:table-cell>
          <table:table-cell office:value-type="float" office:value="0.0806168">
            <text:p>0.0806168</text:p>
          </table:table-cell>
          <table:table-cell/>
          <table:table-cell office:value-type="float" office:value="9">
            <text:p>9</text:p>
          </table:table-cell>
          <table:table-cell office:value-type="float" office:value="0.00939329">
            <text:p>0.00939329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462257">
            <text:p>0.00462257</text:p>
          </table:table-cell>
          <table:table-cell/>
          <table:table-cell office:value-type="float" office:value="10">
            <text:p>10</text:p>
          </table:table-cell>
          <table:table-cell office:value-type="float" office:value="0.0706589">
            <text:p>0.0706589</text:p>
          </table:table-cell>
          <table:table-cell/>
          <table:table-cell office:value-type="float" office:value="10">
            <text:p>10</text:p>
          </table:table-cell>
          <table:table-cell office:value-type="float" office:value="0.00594004">
            <text:p>0.00594004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65866">
            <text:p>0.00365866</text:p>
          </table:table-cell>
          <table:table-cell/>
          <table:table-cell office:value-type="float" office:value="11">
            <text:p>11</text:p>
          </table:table-cell>
          <table:table-cell office:value-type="float" office:value="0.0627906">
            <text:p>0.0627906</text:p>
          </table:table-cell>
          <table:table-cell/>
          <table:table-cell office:value-type="float" office:value="11">
            <text:p>11</text:p>
          </table:table-cell>
          <table:table-cell office:value-type="float" office:value="0.00392608">
            <text:p>0.00392608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242658">
            <text:p>0.00242658</text:p>
          </table:table-cell>
          <table:table-cell/>
          <table:table-cell office:value-type="float" office:value="12">
            <text:p>12</text:p>
          </table:table-cell>
          <table:table-cell office:value-type="float" office:value="0.0572453">
            <text:p>0.0572453</text:p>
          </table:table-cell>
          <table:table-cell/>
          <table:table-cell office:value-type="float" office:value="12">
            <text:p>12</text:p>
          </table:table-cell>
          <table:table-cell office:value-type="float" office:value="0.002956">
            <text:p>0.002956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31374">
            <text:p>0.00231374</text:p>
          </table:table-cell>
          <table:table-cell/>
          <table:table-cell office:value-type="float" office:value="13">
            <text:p>13</text:p>
          </table:table-cell>
          <table:table-cell office:value-type="float" office:value="0.0517049">
            <text:p>0.0517049</text:p>
          </table:table-cell>
          <table:table-cell/>
          <table:table-cell office:value-type="float" office:value="13">
            <text:p>13</text:p>
          </table:table-cell>
          <table:table-cell office:value-type="float" office:value="0.00221692">
            <text:p>0.00221692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90337">
            <text:p>0.00190337</text:p>
          </table:table-cell>
          <table:table-cell/>
          <table:table-cell office:value-type="float" office:value="14">
            <text:p>14</text:p>
          </table:table-cell>
          <table:table-cell office:value-type="float" office:value="0.0466221">
            <text:p>0.0466221</text:p>
          </table:table-cell>
          <table:table-cell/>
          <table:table-cell office:value-type="float" office:value="14">
            <text:p>14</text:p>
          </table:table-cell>
          <table:table-cell office:value-type="float" office:value="0.00190173">
            <text:p>0.00190173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45751">
            <text:p>0.00145751</text:p>
          </table:table-cell>
          <table:table-cell/>
          <table:table-cell office:value-type="float" office:value="15">
            <text:p>15</text:p>
          </table:table-cell>
          <table:table-cell office:value-type="float" office:value="0.041794">
            <text:p>0.041794</text:p>
          </table:table-cell>
          <table:table-cell/>
          <table:table-cell office:value-type="float" office:value="15">
            <text:p>15</text:p>
          </table:table-cell>
          <table:table-cell office:value-type="float" office:value="0.00159164">
            <text:p>0.00159164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51208">
            <text:p>0.00151208</text:p>
          </table:table-cell>
          <table:table-cell/>
          <table:table-cell office:value-type="float" office:value="16">
            <text:p>16</text:p>
          </table:table-cell>
          <table:table-cell office:value-type="float" office:value="0.0373917">
            <text:p>0.0373917</text:p>
          </table:table-cell>
          <table:table-cell/>
          <table:table-cell office:value-type="float" office:value="16">
            <text:p>16</text:p>
          </table:table-cell>
          <table:table-cell office:value-type="float" office:value="0.00148647">
            <text:p>0.00148647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43113">
            <text:p>0.00143113</text:p>
          </table:table-cell>
          <table:table-cell/>
          <table:table-cell office:value-type="float" office:value="17">
            <text:p>17</text:p>
          </table:table-cell>
          <table:table-cell office:value-type="float" office:value="0.0333204">
            <text:p>0.0333204</text:p>
          </table:table-cell>
          <table:table-cell/>
          <table:table-cell office:value-type="float" office:value="17">
            <text:p>17</text:p>
          </table:table-cell>
          <table:table-cell office:value-type="float" office:value="0.00133924">
            <text:p>0.00133924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52095">
            <text:p>0.00152095</text:p>
          </table:table-cell>
          <table:table-cell/>
          <table:table-cell office:value-type="float" office:value="18">
            <text:p>18</text:p>
          </table:table-cell>
          <table:table-cell office:value-type="float" office:value="0.0296348">
            <text:p>0.0296348</text:p>
          </table:table-cell>
          <table:table-cell/>
          <table:table-cell office:value-type="float" office:value="18">
            <text:p>18</text:p>
          </table:table-cell>
          <table:table-cell office:value-type="float" office:value="0.00122349">
            <text:p>0.00122349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43928">
            <text:p>0.00143928</text:p>
          </table:table-cell>
          <table:table-cell/>
          <table:table-cell office:value-type="float" office:value="19">
            <text:p>19</text:p>
          </table:table-cell>
          <table:table-cell office:value-type="float" office:value="0.026281">
            <text:p>0.026281</text:p>
          </table:table-cell>
          <table:table-cell/>
          <table:table-cell office:value-type="float" office:value="19">
            <text:p>19</text:p>
          </table:table-cell>
          <table:table-cell office:value-type="float" office:value="0.0011896">
            <text:p>0.0011896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28391">
            <text:p>0.00128391</text:p>
          </table:table-cell>
          <table:table-cell/>
          <table:table-cell office:value-type="float" office:value="20">
            <text:p>20</text:p>
          </table:table-cell>
          <table:table-cell office:value-type="float" office:value="0.0232648">
            <text:p>0.0232648</text:p>
          </table:table-cell>
          <table:table-cell/>
          <table:table-cell office:value-type="float" office:value="20">
            <text:p>20</text:p>
          </table:table-cell>
          <table:table-cell office:value-type="float" office:value="0.00119677">
            <text:p>0.00119677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2267">
            <text:p>0.0012267</text:p>
          </table:table-cell>
          <table:table-cell/>
          <table:table-cell office:value-type="float" office:value="21">
            <text:p>21</text:p>
          </table:table-cell>
          <table:table-cell office:value-type="float" office:value="0.0205483">
            <text:p>0.0205483</text:p>
          </table:table-cell>
          <table:table-cell/>
          <table:table-cell office:value-type="float" office:value="21">
            <text:p>21</text:p>
          </table:table-cell>
          <table:table-cell office:value-type="float" office:value="0.00110956">
            <text:p>0.00110956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20981">
            <text:p>0.00120981</text:p>
          </table:table-cell>
          <table:table-cell/>
          <table:table-cell office:value-type="float" office:value="22">
            <text:p>22</text:p>
          </table:table-cell>
          <table:table-cell office:value-type="float" office:value="0.0182553">
            <text:p>0.0182553</text:p>
          </table:table-cell>
          <table:table-cell/>
          <table:table-cell office:value-type="float" office:value="22">
            <text:p>22</text:p>
          </table:table-cell>
          <table:table-cell office:value-type="float" office:value="0.00107426">
            <text:p>0.00107426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26677">
            <text:p>0.00126677</text:p>
          </table:table-cell>
          <table:table-cell/>
          <table:table-cell office:value-type="float" office:value="23">
            <text:p>23</text:p>
          </table:table-cell>
          <table:table-cell office:value-type="float" office:value="0.0162296">
            <text:p>0.0162296</text:p>
          </table:table-cell>
          <table:table-cell/>
          <table:table-cell office:value-type="float" office:value="23">
            <text:p>23</text:p>
          </table:table-cell>
          <table:table-cell office:value-type="float" office:value="0.00104974">
            <text:p>0.00104974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05688">
            <text:p>0.00105688</text:p>
          </table:table-cell>
          <table:table-cell/>
          <table:table-cell office:value-type="float" office:value="24">
            <text:p>24</text:p>
          </table:table-cell>
          <table:table-cell office:value-type="float" office:value="0.0143833">
            <text:p>0.0143833</text:p>
          </table:table-cell>
          <table:table-cell/>
          <table:table-cell office:value-type="float" office:value="24">
            <text:p>24</text:p>
          </table:table-cell>
          <table:table-cell office:value-type="float" office:value="0.00102049">
            <text:p>0.00102049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12667">
            <text:p>0.00112667</text:p>
          </table:table-cell>
          <table:table-cell/>
          <table:table-cell office:value-type="float" office:value="25">
            <text:p>25</text:p>
          </table:table-cell>
          <table:table-cell office:value-type="float" office:value="0.0126945">
            <text:p>0.0126945</text:p>
          </table:table-cell>
          <table:table-cell/>
          <table:table-cell office:value-type="float" office:value="25">
            <text:p>25</text:p>
          </table:table-cell>
          <table:table-cell office:value-type="float" office:value="0.00104781">
            <text:p>0.00104781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27665">
            <text:p>0.00127665</text:p>
          </table:table-cell>
          <table:table-cell/>
          <table:table-cell office:value-type="float" office:value="26">
            <text:p>26</text:p>
          </table:table-cell>
          <table:table-cell office:value-type="float" office:value="0.0111719">
            <text:p>0.0111719</text:p>
          </table:table-cell>
          <table:table-cell/>
          <table:table-cell office:value-type="float" office:value="26">
            <text:p>26</text:p>
          </table:table-cell>
          <table:table-cell office:value-type="float" office:value="0.00105351">
            <text:p>0.00105351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14658">
            <text:p>0.00114658</text:p>
          </table:table-cell>
          <table:table-cell/>
          <table:table-cell office:value-type="float" office:value="27">
            <text:p>27</text:p>
          </table:table-cell>
          <table:table-cell office:value-type="float" office:value="0.00979873">
            <text:p>0.00979873</text:p>
          </table:table-cell>
          <table:table-cell/>
          <table:table-cell office:value-type="float" office:value="27">
            <text:p>27</text:p>
          </table:table-cell>
          <table:table-cell office:value-type="float" office:value="0.00102682">
            <text:p>0.00102682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16827">
            <text:p>0.00116827</text:p>
          </table:table-cell>
          <table:table-cell/>
          <table:table-cell office:value-type="float" office:value="28">
            <text:p>28</text:p>
          </table:table-cell>
          <table:table-cell office:value-type="float" office:value="0.00857072">
            <text:p>0.00857072</text:p>
          </table:table-cell>
          <table:table-cell/>
          <table:table-cell office:value-type="float" office:value="28">
            <text:p>28</text:p>
          </table:table-cell>
          <table:table-cell office:value-type="float" office:value="0.00105612">
            <text:p>0.0010561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14675">
            <text:p>0.00114675</text:p>
          </table:table-cell>
          <table:table-cell/>
          <table:table-cell office:value-type="float" office:value="29">
            <text:p>29</text:p>
          </table:table-cell>
          <table:table-cell office:value-type="float" office:value="0.00747346">
            <text:p>0.00747346</text:p>
          </table:table-cell>
          <table:table-cell/>
          <table:table-cell office:value-type="float" office:value="29">
            <text:p>29</text:p>
          </table:table-cell>
          <table:table-cell office:value-type="float" office:value="0.000980876">
            <text:p>0.000980876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17079">
            <text:p>0.00117079</text:p>
          </table:table-cell>
          <table:table-cell/>
          <table:table-cell office:value-type="float" office:value="30">
            <text:p>30</text:p>
          </table:table-cell>
          <table:table-cell office:value-type="float" office:value="0.00649794">
            <text:p>0.00649794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13103">
            <text:p>0.0013103</text:p>
          </table:table-cell>
          <table:table-cell/>
          <table:table-cell office:value-type="float" office:value="31">
            <text:p>31</text:p>
          </table:table-cell>
          <table:table-cell office:value-type="float" office:value="0.00563156">
            <text:p>0.00563156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123149">
            <text:p>0.00123149</text:p>
          </table:table-cell>
          <table:table-cell/>
          <table:table-cell office:value-type="float" office:value="32">
            <text:p>32</text:p>
          </table:table-cell>
          <table:table-cell office:value-type="float" office:value="0.00486446">
            <text:p>0.0048644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107998">
            <text:p>0.00107998</text:p>
          </table:table-cell>
          <table:table-cell/>
          <table:table-cell office:value-type="float" office:value="33">
            <text:p>33</text:p>
          </table:table-cell>
          <table:table-cell office:value-type="float" office:value="0.00418937">
            <text:p>0.00418937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113957">
            <text:p>0.00113957</text:p>
          </table:table-cell>
          <table:table-cell/>
          <table:table-cell office:value-type="float" office:value="34">
            <text:p>34</text:p>
          </table:table-cell>
          <table:table-cell office:value-type="float" office:value="0.00364904">
            <text:p>0.00364904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115901">
            <text:p>0.00115901</text:p>
          </table:table-cell>
          <table:table-cell/>
          <table:table-cell office:value-type="float" office:value="35">
            <text:p>35</text:p>
          </table:table-cell>
          <table:table-cell office:value-type="float" office:value="0.00338212">
            <text:p>0.00338212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11596">
            <text:p>0.0011596</text:p>
          </table:table-cell>
          <table:table-cell/>
          <table:table-cell office:value-type="float" office:value="36">
            <text:p>36</text:p>
          </table:table-cell>
          <table:table-cell office:value-type="float" office:value="0.00314102">
            <text:p>0.00314102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115715">
            <text:p>0.00115715</text:p>
          </table:table-cell>
          <table:table-cell/>
          <table:table-cell office:value-type="float" office:value="37">
            <text:p>37</text:p>
          </table:table-cell>
          <table:table-cell office:value-type="float" office:value="0.00292335">
            <text:p>0.00292335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11083">
            <text:p>0.0011083</text:p>
          </table:table-cell>
          <table:table-cell/>
          <table:table-cell office:value-type="float" office:value="38">
            <text:p>38</text:p>
          </table:table-cell>
          <table:table-cell office:value-type="float" office:value="0.00272696">
            <text:p>0.00272696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17386">
            <text:p>0.00117386</text:p>
          </table:table-cell>
          <table:table-cell/>
          <table:table-cell office:value-type="float" office:value="39">
            <text:p>39</text:p>
          </table:table-cell>
          <table:table-cell office:value-type="float" office:value="0.00254986">
            <text:p>0.00254986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118256">
            <text:p>0.00118256</text:p>
          </table:table-cell>
          <table:table-cell/>
          <table:table-cell office:value-type="float" office:value="40">
            <text:p>40</text:p>
          </table:table-cell>
          <table:table-cell office:value-type="float" office:value="0.00239025">
            <text:p>0.00239025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119311">
            <text:p>0.00119311</text:p>
          </table:table-cell>
          <table:table-cell/>
          <table:table-cell office:value-type="float" office:value="41">
            <text:p>41</text:p>
          </table:table-cell>
          <table:table-cell office:value-type="float" office:value="0.00224644">
            <text:p>0.00224644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103265">
            <text:p>0.00103265</text:p>
          </table:table-cell>
          <table:table-cell/>
          <table:table-cell office:value-type="float" office:value="42">
            <text:p>42</text:p>
          </table:table-cell>
          <table:table-cell office:value-type="float" office:value="0.00211695">
            <text:p>0.00211695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102965">
            <text:p>0.00102965</text:p>
          </table:table-cell>
          <table:table-cell/>
          <table:table-cell office:value-type="float" office:value="43">
            <text:p>43</text:p>
          </table:table-cell>
          <table:table-cell office:value-type="float" office:value="0.00200038">
            <text:p>0.00200038</text:p>
          </table:table-cell>
          <table:table-cell table:number-columns-repeated="7"/>
          <table:table-cell office:value-type="string">
            <text:p>Richardson</text:p>
          </table:table-cell>
          <table:table-cell office:value-type="string">
            <text:p>MCSA-1000</text:p>
          </table:table-cell>
          <table:table-cell office:value-type="string">
            <text:p>MCSA-10000</text:p>
          </table:table-cell>
          <table:table-cell office:value-type="string">
            <text:p>MCSA-5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101277">
            <text:p>0.00101277</text:p>
          </table:table-cell>
          <table:table-cell/>
          <table:table-cell office:value-type="float" office:value="44">
            <text:p>44</text:p>
          </table:table-cell>
          <table:table-cell office:value-type="float" office:value="0.00189549">
            <text:p>0.00189549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109104">
            <text:p>0.00109104</text:p>
          </table:table-cell>
          <table:table-cell/>
          <table:table-cell office:value-type="float" office:value="45">
            <text:p>45</text:p>
          </table:table-cell>
          <table:table-cell office:value-type="float" office:value="0.00180115">
            <text:p>0.00180115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105764">
            <text:p>0.00105764</text:p>
          </table:table-cell>
          <table:table-cell/>
          <table:table-cell office:value-type="float" office:value="46">
            <text:p>46</text:p>
          </table:table-cell>
          <table:table-cell office:value-type="float" office:value="0.00171631">
            <text:p>0.00171631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115308">
            <text:p>0.00115308</text:p>
          </table:table-cell>
          <table:table-cell/>
          <table:table-cell office:value-type="float" office:value="47">
            <text:p>47</text:p>
          </table:table-cell>
          <table:table-cell office:value-type="float" office:value="0.00164004">
            <text:p>0.00164004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123295">
            <text:p>0.00123295</text:p>
          </table:table-cell>
          <table:table-cell/>
          <table:table-cell office:value-type="float" office:value="48">
            <text:p>48</text:p>
          </table:table-cell>
          <table:table-cell office:value-type="float" office:value="0.0015715">
            <text:p>0.0015715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1133">
            <text:p>0.0011133</text:p>
          </table:table-cell>
          <table:table-cell/>
          <table:table-cell office:value-type="float" office:value="49">
            <text:p>49</text:p>
          </table:table-cell>
          <table:table-cell office:value-type="float" office:value="0.00150991">
            <text:p>0.00150991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129745">
            <text:p>0.00129745</text:p>
          </table:table-cell>
          <table:table-cell/>
          <table:table-cell office:value-type="float" office:value="50">
            <text:p>50</text:p>
          </table:table-cell>
          <table:table-cell office:value-type="float" office:value="0.00145459">
            <text:p>0.00145459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105195">
            <text:p>0.00105195</text:p>
          </table:table-cell>
          <table:table-cell/>
          <table:table-cell office:value-type="float" office:value="51">
            <text:p>51</text:p>
          </table:table-cell>
          <table:table-cell office:value-type="float" office:value="0.00140489">
            <text:p>0.00140489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100452">
            <text:p>0.00100452</text:p>
          </table:table-cell>
          <table:table-cell/>
          <table:table-cell office:value-type="float" office:value="52">
            <text:p>52</text:p>
          </table:table-cell>
          <table:table-cell office:value-type="float" office:value="0.00136025">
            <text:p>0.00136025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10141">
            <text:p>0.0010141</text:p>
          </table:table-cell>
          <table:table-cell/>
          <table:table-cell office:value-type="float" office:value="53">
            <text:p>53</text:p>
          </table:table-cell>
          <table:table-cell office:value-type="float" office:value="0.00132016">
            <text:p>0.00132016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108811">
            <text:p>0.00108811</text:p>
          </table:table-cell>
          <table:table-cell/>
          <table:table-cell office:value-type="float" office:value="54">
            <text:p>54</text:p>
          </table:table-cell>
          <table:table-cell office:value-type="float" office:value="0.00128415">
            <text:p>0.0012841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986815">
            <text:p>0.000986815</text:p>
          </table:table-cell>
          <table:table-cell/>
          <table:table-cell office:value-type="float" office:value="55">
            <text:p>55</text:p>
          </table:table-cell>
          <table:table-cell office:value-type="float" office:value="0.0012518">
            <text:p>0.00125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0.00122275">
            <text:p>0.001222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office:value-type="float" office:value="0.00119664">
            <text:p>0.001196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float" office:value="0.00117318">
            <text:p>0.001173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0.00115209">
            <text:p>0.001152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0113311">
            <text:p>0.001133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float" office:value="0.00111604">
            <text:p>0.001116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float" office:value="0.00110066">
            <text:p>0.001100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float" office:value="0.0010868">
            <text:p>0.00108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0.00107431">
            <text:p>0.001074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0106303">
            <text:p>0.0010630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office:value-type="float" office:value="0.00105283">
            <text:p>0.001052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office:value-type="float" office:value="0.00104361">
            <text:p>0.001043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office:value-type="float" office:value="0.00103525">
            <text:p>0.0010352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0.00102766">
            <text:p>0.001027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0102077">
            <text:p>0.0010207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office:value-type="float" office:value="0.00101449">
            <text:p>0.001014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office:value-type="float" office:value="0.00100876">
            <text:p>0.001008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office:value-type="float" office:value="0.00100353">
            <text:p>0.0010035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0.000998729">
            <text:p>0.000998729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3:58:20</meta:creation-date>
    <dc:date>2013-04-24T14:29:34</dc:date>
    <meta:editing-duration>PT16M3S</meta:editing-duration>
    <meta:editing-cycles>2</meta:editing-cycles>
    <meta:generator>LibreOffice/3.5$Linux_X86_64 LibreOffice_project/350m1$Build-2</meta:generator>
    <meta:document-statistic meta:table-count="3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03cm" svg:height="15.805cm" xlink:href=".." xlink:type="simple" chart:class="chart:scatter" chart:style-name="ch1">
        <chart:legend chart:legend-position="bottom" svg:x="6.295cm" svg:y="15.022cm" style:legend-expansion="wide" chart:style-name="ch2"/>
        <chart:plot-area chart:style-name="ch3" table:cell-range-address="SPILUT.A1:SPILUT.B56 SPILUT.M44:SPILUT.O44 SPILUT.H2:SPILUT.H30 SPILUT.E2:SPILUT.E75" chart:data-source-has-labels="row" svg:x="0.882cm" svg:y="1.399cm" svg:width="19.857cm" svg:height="12.887cm">
          <chartooo:coordinate-region svg:x="2.165cm" svg:y="1.598cm" svg:width="18.387cm" svg:height="12.0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ILUT.B1:SPILUT.B56" chart:label-cell-address="SPILUT.N44:SPILUT.N44" chart:class="chart:scatter">
            <chart:domain table:cell-range-address="SPILUT.A1:SPILUT.A56"/>
            <chart:data-point chart:repeated="56"/>
          </chart:series>
          <chart:series chart:style-name="ch8" chart:values-cell-range-address="SPILUT.H2:SPILUT.H30" chart:label-cell-address="SPILUT.O44:SPILUT.O44" chart:class="chart:scatter">
            <chart:domain table:cell-range-address="SPILUT.G2:SPILUT.G30"/>
            <chart:data-point chart:repeated="29"/>
          </chart:series>
          <chart:series chart:style-name="ch9" chart:values-cell-range-address="SPILUT.E2:SPILUT.E75" chart:label-cell-address="SPILUT.M44:SPILUT.M44" chart:class="chart:scatter">
            <chart:domain table:cell-range-address="SPILUT.D2:SPILUT.D75"/>
            <chart:data-point chart:repeated="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CSA-1000</text:p>
                <draw:g>
                  <svg:desc>SPILUT.N44:SPILUT.N4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SA-10000</text:p>
                <draw:g>
                  <svg:desc>SPILUT.O44:SPILUT.O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ichardson</text:p>
                <draw:g>
                  <svg:desc>SPILUT.M44:SPILUT.M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ILUT.A1:SPILUT.A56</svg:desc>
                </draw:g>
              </table:table-cell>
              <table:table-cell office:value-type="float" office:value="0.278007">
                <text:p>0.278007</text:p>
                <draw:g>
                  <svg:desc>SPILUT.B1:SPILUT.B56</svg:desc>
                </draw:g>
              </table:table-cell>
              <table:table-cell office:value-type="float" office:value="1">
                <text:p>1</text:p>
                <draw:g>
                  <svg:desc>SPILUT.G2:SPILUT.G30</svg:desc>
                </draw:g>
              </table:table-cell>
              <table:table-cell office:value-type="float" office:value="0.249922">
                <text:p>0.249922</text:p>
                <draw:g>
                  <svg:desc>SPILUT.H2:SPILUT.H30</svg:desc>
                </draw:g>
              </table:table-cell>
              <table:table-cell office:value-type="float" office:value="1">
                <text:p>1</text:p>
                <draw:g>
                  <svg:desc>SPILUT.D2:SPILUT.D75</svg:desc>
                </draw:g>
              </table:table-cell>
              <table:table-cell office:value-type="float" office:value="0.367444">
                <text:p>0.367444</text:p>
                <draw:g>
                  <svg:desc>SPILUT.E2:SPILUT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417">
                <text:p>0.14417</text:p>
              </table:table-cell>
              <table:table-cell office:value-type="float" office:value="2">
                <text:p>2</text:p>
              </table:table-cell>
              <table:table-cell office:value-type="float" office:value="0.138509">
                <text:p>0.138509</text:p>
              </table:table-cell>
              <table:table-cell office:value-type="float" office:value="2">
                <text:p>2</text:p>
              </table:table-cell>
              <table:table-cell office:value-type="float" office:value="0.399564">
                <text:p>0.399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86469">
                <text:p>0.0786469</text:p>
              </table:table-cell>
              <table:table-cell office:value-type="float" office:value="3">
                <text:p>3</text:p>
              </table:table-cell>
              <table:table-cell office:value-type="float" office:value="0.0770242">
                <text:p>0.0770242</text:p>
              </table:table-cell>
              <table:table-cell office:value-type="float" office:value="3">
                <text:p>3</text:p>
              </table:table-cell>
              <table:table-cell office:value-type="float" office:value="0.247536">
                <text:p>0.24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52007">
                <text:p>0.0552007</text:p>
              </table:table-cell>
              <table:table-cell office:value-type="float" office:value="4">
                <text:p>4</text:p>
              </table:table-cell>
              <table:table-cell office:value-type="float" office:value="0.0527661">
                <text:p>0.0527661</text:p>
              </table:table-cell>
              <table:table-cell office:value-type="float" office:value="4">
                <text:p>4</text:p>
              </table:table-cell>
              <table:table-cell office:value-type="float" office:value="0.194364">
                <text:p>0.194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79404">
                <text:p>0.0479404</text:p>
              </table:table-cell>
              <table:table-cell office:value-type="float" office:value="5">
                <text:p>5</text:p>
              </table:table-cell>
              <table:table-cell office:value-type="float" office:value="0.040338">
                <text:p>0.040338</text:p>
              </table:table-cell>
              <table:table-cell office:value-type="float" office:value="5">
                <text:p>5</text:p>
              </table:table-cell>
              <table:table-cell office:value-type="float" office:value="0.165504">
                <text:p>0.16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0737">
                <text:p>0.040737</text:p>
              </table:table-cell>
              <table:table-cell office:value-type="float" office:value="6">
                <text:p>6</text:p>
              </table:table-cell>
              <table:table-cell office:value-type="float" office:value="0.0281797">
                <text:p>0.0281797</text:p>
              </table:table-cell>
              <table:table-cell office:value-type="float" office:value="6">
                <text:p>6</text:p>
              </table:table-cell>
              <table:table-cell office:value-type="float" office:value="0.135457">
                <text:p>0.135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20932">
                <text:p>0.0220932</text:p>
              </table:table-cell>
              <table:table-cell office:value-type="float" office:value="7">
                <text:p>7</text:p>
              </table:table-cell>
              <table:table-cell office:value-type="float" office:value="0.0195374">
                <text:p>0.0195374</text:p>
              </table:table-cell>
              <table:table-cell office:value-type="float" office:value="7">
                <text:p>7</text:p>
              </table:table-cell>
              <table:table-cell office:value-type="float" office:value="0.114121">
                <text:p>0.114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74908">
                <text:p>0.0174908</text:p>
              </table:table-cell>
              <table:table-cell office:value-type="float" office:value="8">
                <text:p>8</text:p>
              </table:table-cell>
              <table:table-cell office:value-type="float" office:value="0.0141689">
                <text:p>0.0141689</text:p>
              </table:table-cell>
              <table:table-cell office:value-type="float" office:value="8">
                <text:p>8</text:p>
              </table:table-cell>
              <table:table-cell office:value-type="float" office:value="0.0942477">
                <text:p>0.0942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06282">
                <text:p>0.0106282</text:p>
              </table:table-cell>
              <table:table-cell office:value-type="float" office:value="9">
                <text:p>9</text:p>
              </table:table-cell>
              <table:table-cell office:value-type="float" office:value="0.00939329">
                <text:p>0.00939329</text:p>
              </table:table-cell>
              <table:table-cell office:value-type="float" office:value="9">
                <text:p>9</text:p>
              </table:table-cell>
              <table:table-cell office:value-type="float" office:value="0.0806168">
                <text:p>0.0806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802279">
                <text:p>0.00802279</text:p>
              </table:table-cell>
              <table:table-cell office:value-type="float" office:value="10">
                <text:p>10</text:p>
              </table:table-cell>
              <table:table-cell office:value-type="float" office:value="0.00594004">
                <text:p>0.00594004</text:p>
              </table:table-cell>
              <table:table-cell office:value-type="float" office:value="10">
                <text:p>10</text:p>
              </table:table-cell>
              <table:table-cell office:value-type="float" office:value="0.0706589">
                <text:p>0.0706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62257">
                <text:p>0.00462257</text:p>
              </table:table-cell>
              <table:table-cell office:value-type="float" office:value="11">
                <text:p>11</text:p>
              </table:table-cell>
              <table:table-cell office:value-type="float" office:value="0.00392608">
                <text:p>0.00392608</text:p>
              </table:table-cell>
              <table:table-cell office:value-type="float" office:value="11">
                <text:p>11</text:p>
              </table:table-cell>
              <table:table-cell office:value-type="float" office:value="0.0627906">
                <text:p>0.0627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65866">
                <text:p>0.00365866</text:p>
              </table:table-cell>
              <table:table-cell office:value-type="float" office:value="12">
                <text:p>12</text:p>
              </table:table-cell>
              <table:table-cell office:value-type="float" office:value="0.002956">
                <text:p>0.002956</text:p>
              </table:table-cell>
              <table:table-cell office:value-type="float" office:value="12">
                <text:p>12</text:p>
              </table:table-cell>
              <table:table-cell office:value-type="float" office:value="0.0572453">
                <text:p>0.0572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42658">
                <text:p>0.00242658</text:p>
              </table:table-cell>
              <table:table-cell office:value-type="float" office:value="13">
                <text:p>13</text:p>
              </table:table-cell>
              <table:table-cell office:value-type="float" office:value="0.00221692">
                <text:p>0.00221692</text:p>
              </table:table-cell>
              <table:table-cell office:value-type="float" office:value="13">
                <text:p>13</text:p>
              </table:table-cell>
              <table:table-cell office:value-type="float" office:value="0.0517049">
                <text:p>0.0517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31374">
                <text:p>0.00231374</text:p>
              </table:table-cell>
              <table:table-cell office:value-type="float" office:value="14">
                <text:p>14</text:p>
              </table:table-cell>
              <table:table-cell office:value-type="float" office:value="0.00190173">
                <text:p>0.00190173</text:p>
              </table:table-cell>
              <table:table-cell office:value-type="float" office:value="14">
                <text:p>14</text:p>
              </table:table-cell>
              <table:table-cell office:value-type="float" office:value="0.0466221">
                <text:p>0.0466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90337">
                <text:p>0.00190337</text:p>
              </table:table-cell>
              <table:table-cell office:value-type="float" office:value="15">
                <text:p>15</text:p>
              </table:table-cell>
              <table:table-cell office:value-type="float" office:value="0.00159164">
                <text:p>0.00159164</text:p>
              </table:table-cell>
              <table:table-cell office:value-type="float" office:value="15">
                <text:p>15</text:p>
              </table:table-cell>
              <table:table-cell office:value-type="float" office:value="0.041794">
                <text:p>0.041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145751">
                <text:p>0.00145751</text:p>
              </table:table-cell>
              <table:table-cell office:value-type="float" office:value="16">
                <text:p>16</text:p>
              </table:table-cell>
              <table:table-cell office:value-type="float" office:value="0.00148647">
                <text:p>0.00148647</text:p>
              </table:table-cell>
              <table:table-cell office:value-type="float" office:value="16">
                <text:p>16</text:p>
              </table:table-cell>
              <table:table-cell office:value-type="float" office:value="0.0373917">
                <text:p>0.0373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51208">
                <text:p>0.00151208</text:p>
              </table:table-cell>
              <table:table-cell office:value-type="float" office:value="17">
                <text:p>17</text:p>
              </table:table-cell>
              <table:table-cell office:value-type="float" office:value="0.00133924">
                <text:p>0.00133924</text:p>
              </table:table-cell>
              <table:table-cell office:value-type="float" office:value="17">
                <text:p>17</text:p>
              </table:table-cell>
              <table:table-cell office:value-type="float" office:value="0.0333204">
                <text:p>0.033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143113">
                <text:p>0.00143113</text:p>
              </table:table-cell>
              <table:table-cell office:value-type="float" office:value="18">
                <text:p>18</text:p>
              </table:table-cell>
              <table:table-cell office:value-type="float" office:value="0.00122349">
                <text:p>0.00122349</text:p>
              </table:table-cell>
              <table:table-cell office:value-type="float" office:value="18">
                <text:p>18</text:p>
              </table:table-cell>
              <table:table-cell office:value-type="float" office:value="0.0296348">
                <text:p>0.0296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152095">
                <text:p>0.00152095</text:p>
              </table:table-cell>
              <table:table-cell office:value-type="float" office:value="19">
                <text:p>19</text:p>
              </table:table-cell>
              <table:table-cell office:value-type="float" office:value="0.0011896">
                <text:p>0.0011896</text:p>
              </table:table-cell>
              <table:table-cell office:value-type="float" office:value="19">
                <text:p>19</text:p>
              </table:table-cell>
              <table:table-cell office:value-type="float" office:value="0.026281">
                <text:p>0.026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43928">
                <text:p>0.00143928</text:p>
              </table:table-cell>
              <table:table-cell office:value-type="float" office:value="20">
                <text:p>20</text:p>
              </table:table-cell>
              <table:table-cell office:value-type="float" office:value="0.00119677">
                <text:p>0.00119677</text:p>
              </table:table-cell>
              <table:table-cell office:value-type="float" office:value="20">
                <text:p>20</text:p>
              </table:table-cell>
              <table:table-cell office:value-type="float" office:value="0.0232648">
                <text:p>0.0232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28391">
                <text:p>0.00128391</text:p>
              </table:table-cell>
              <table:table-cell office:value-type="float" office:value="21">
                <text:p>21</text:p>
              </table:table-cell>
              <table:table-cell office:value-type="float" office:value="0.00110956">
                <text:p>0.00110956</text:p>
              </table:table-cell>
              <table:table-cell office:value-type="float" office:value="21">
                <text:p>21</text:p>
              </table:table-cell>
              <table:table-cell office:value-type="float" office:value="0.0205483">
                <text:p>0.0205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12267">
                <text:p>0.0012267</text:p>
              </table:table-cell>
              <table:table-cell office:value-type="float" office:value="22">
                <text:p>22</text:p>
              </table:table-cell>
              <table:table-cell office:value-type="float" office:value="0.00107426">
                <text:p>0.00107426</text:p>
              </table:table-cell>
              <table:table-cell office:value-type="float" office:value="22">
                <text:p>22</text:p>
              </table:table-cell>
              <table:table-cell office:value-type="float" office:value="0.0182553">
                <text:p>0.0182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120981">
                <text:p>0.00120981</text:p>
              </table:table-cell>
              <table:table-cell office:value-type="float" office:value="23">
                <text:p>23</text:p>
              </table:table-cell>
              <table:table-cell office:value-type="float" office:value="0.00104974">
                <text:p>0.00104974</text:p>
              </table:table-cell>
              <table:table-cell office:value-type="float" office:value="23">
                <text:p>23</text:p>
              </table:table-cell>
              <table:table-cell office:value-type="float" office:value="0.0162296">
                <text:p>0.0162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126677">
                <text:p>0.00126677</text:p>
              </table:table-cell>
              <table:table-cell office:value-type="float" office:value="24">
                <text:p>24</text:p>
              </table:table-cell>
              <table:table-cell office:value-type="float" office:value="0.00102049">
                <text:p>0.00102049</text:p>
              </table:table-cell>
              <table:table-cell office:value-type="float" office:value="24">
                <text:p>24</text:p>
              </table:table-cell>
              <table:table-cell office:value-type="float" office:value="0.0143833">
                <text:p>0.0143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105688">
                <text:p>0.00105688</text:p>
              </table:table-cell>
              <table:table-cell office:value-type="float" office:value="25">
                <text:p>25</text:p>
              </table:table-cell>
              <table:table-cell office:value-type="float" office:value="0.00104781">
                <text:p>0.00104781</text:p>
              </table:table-cell>
              <table:table-cell office:value-type="float" office:value="25">
                <text:p>25</text:p>
              </table:table-cell>
              <table:table-cell office:value-type="float" office:value="0.0126945">
                <text:p>0.0126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112667">
                <text:p>0.00112667</text:p>
              </table:table-cell>
              <table:table-cell office:value-type="float" office:value="26">
                <text:p>26</text:p>
              </table:table-cell>
              <table:table-cell office:value-type="float" office:value="0.00105351">
                <text:p>0.00105351</text:p>
              </table:table-cell>
              <table:table-cell office:value-type="float" office:value="26">
                <text:p>26</text:p>
              </table:table-cell>
              <table:table-cell office:value-type="float" office:value="0.0111719">
                <text:p>0.0111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127665">
                <text:p>0.00127665</text:p>
              </table:table-cell>
              <table:table-cell office:value-type="float" office:value="27">
                <text:p>27</text:p>
              </table:table-cell>
              <table:table-cell office:value-type="float" office:value="0.00102682">
                <text:p>0.00102682</text:p>
              </table:table-cell>
              <table:table-cell office:value-type="float" office:value="27">
                <text:p>27</text:p>
              </table:table-cell>
              <table:table-cell office:value-type="float" office:value="0.00979873">
                <text:p>0.00979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114658">
                <text:p>0.00114658</text:p>
              </table:table-cell>
              <table:table-cell office:value-type="float" office:value="28">
                <text:p>28</text:p>
              </table:table-cell>
              <table:table-cell office:value-type="float" office:value="0.00105612">
                <text:p>0.00105612</text:p>
              </table:table-cell>
              <table:table-cell office:value-type="float" office:value="28">
                <text:p>28</text:p>
              </table:table-cell>
              <table:table-cell office:value-type="float" office:value="0.00857072">
                <text:p>0.00857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116827">
                <text:p>0.00116827</text:p>
              </table:table-cell>
              <table:table-cell office:value-type="float" office:value="29">
                <text:p>29</text:p>
              </table:table-cell>
              <table:table-cell office:value-type="float" office:value="0.000980876">
                <text:p>0.000980876</text:p>
              </table:table-cell>
              <table:table-cell office:value-type="float" office:value="29">
                <text:p>29</text:p>
              </table:table-cell>
              <table:table-cell office:value-type="float" office:value="0.00747346">
                <text:p>0.00747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14675">
                <text:p>0.0011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00649794">
                <text:p>0.00649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117079">
                <text:p>0.0011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00563156">
                <text:p>0.00563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13103">
                <text:p>0.001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00486446">
                <text:p>0.00486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23149">
                <text:p>0.0012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00418937">
                <text:p>0.00418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07998">
                <text:p>0.0010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00364904">
                <text:p>0.00364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113957">
                <text:p>0.0011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00338212">
                <text:p>0.00338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115901">
                <text:p>0.0011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00314102">
                <text:p>0.00314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1596">
                <text:p>0.001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.00292335">
                <text:p>0.00292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115715">
                <text:p>0.0011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.00272696">
                <text:p>0.00272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11083">
                <text:p>0.001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.00254986">
                <text:p>0.00254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117386">
                <text:p>0.0011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00239025">
                <text:p>0.00239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18256">
                <text:p>0.0011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00224644">
                <text:p>0.00224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119311">
                <text:p>0.0011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00211695">
                <text:p>0.00211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103265">
                <text:p>0.001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0.00200038">
                <text:p>0.00200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102965">
                <text:p>0.0010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.00189549">
                <text:p>0.001895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101277">
                <text:p>0.0010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0180115">
                <text:p>0.00180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109104">
                <text:p>0.0010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.00171631">
                <text:p>0.00171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105764">
                <text:p>0.0010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.00164004">
                <text:p>0.00164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15308">
                <text:p>0.0011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.0015715">
                <text:p>0.0015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23295">
                <text:p>0.0012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0.00150991">
                <text:p>0.00150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11133">
                <text:p>0.001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00145459">
                <text:p>0.00145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129745">
                <text:p>0.0012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00140489">
                <text:p>0.00140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105195">
                <text:p>0.0010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00136025">
                <text:p>0.00136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00452">
                <text:p>0.0010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.00132016">
                <text:p>0.00132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10141">
                <text:p>0.001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00128415">
                <text:p>0.00128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08811">
                <text:p>0.0010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0012518">
                <text:p>0.0012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986815">
                <text:p>0.00098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00122275">
                <text:p>0.00122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0.00119664">
                <text:p>0.00119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00117318">
                <text:p>0.0011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0.00115209">
                <text:p>0.00115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00113311">
                <text:p>0.0011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0.00111604">
                <text:p>0.00111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00110066">
                <text:p>0.0011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0010868">
                <text:p>0.001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00107431">
                <text:p>0.0010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0.00106303">
                <text:p>0.00106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00105283">
                <text:p>0.00105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0.00104361">
                <text:p>0.00104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0.00103525">
                <text:p>0.00103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00102766">
                <text:p>0.0010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00102077">
                <text:p>0.00102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00101449">
                <text:p>0.0010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00100876">
                <text:p>0.00100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0.00100353">
                <text:p>0.00100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000998729">
                <text:p>0.000998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